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061" officeooo:paragraph-rsid="001cf061"/>
    </style:style>
    <style:style style:name="P2" style:family="paragraph" style:parent-style-name="Standard">
      <style:text-properties fo:font-size="12pt" fo:font-weight="bold" officeooo:rsid="0026d67c" officeooo:paragraph-rsid="0026d67c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6600" fo:font-size="12pt" fo:font-style="italic" fo:font-weight="bold" officeooo:rsid="0026d67c" officeooo:paragraph-rsid="0026d67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weight="normal" officeooo:rsid="001eaca7" officeooo:paragraph-rsid="001eaca7" style:font-weight-asian="normal" style:font-weight-complex="normal"/>
    </style:style>
    <style:style style:name="P5" style:family="paragraph" style:parent-style-name="Standard">
      <style:text-properties fo:font-weight="normal" officeooo:rsid="001edfda" officeooo:paragraph-rsid="001edfda" style:font-weight-asian="normal" style:font-weight-complex="normal"/>
    </style:style>
    <style:style style:name="P6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style style:name="P7" style:family="paragraph" style:parent-style-name="Standard" style:list-style-name="L1">
      <style:text-properties officeooo:paragraph-rsid="0029aa75"/>
    </style:style>
    <style:style style:name="P8" style:family="paragraph" style:parent-style-name="Standard" style:list-style-name="L1">
      <style:text-properties fo:font-size="15pt" fo:font-weight="bold" officeooo:rsid="001cf061" officeooo:paragraph-rsid="001cf061" style:font-size-asian="15pt" style:font-weight-asian="bold" style:font-size-complex="15pt" style:font-weight-complex="bold"/>
    </style:style>
    <style:style style:name="P9" style:family="paragraph" style:parent-style-name="Standard" style:list-style-name="L1">
      <style:text-properties fo:font-size="15pt" fo:font-weight="bold" officeooo:rsid="001edfda" officeooo:paragraph-rsid="001edfda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officeooo:rsid="001cf061" officeooo:paragraph-rsid="001cf061"/>
    </style:style>
    <style:style style:name="P11" style:family="paragraph" style:parent-style-name="Standard" style:list-style-name="L1">
      <style:text-properties fo:font-size="14pt" officeooo:rsid="001cf061" officeooo:paragraph-rsid="001cf061" style:font-size-asian="14pt" style:font-size-complex="14pt"/>
    </style:style>
    <style:style style:name="P12" style:family="paragraph" style:parent-style-name="Standard" style:list-style-name="L1">
      <style:text-properties fo:font-size="14pt" officeooo:rsid="001eaca7" officeooo:paragraph-rsid="001eaca7" style:font-size-asian="14pt" style:font-size-complex="14pt"/>
    </style:style>
    <style:style style:name="P13" style:family="paragraph" style:parent-style-name="Standard" style:list-style-name="L1">
      <style:text-properties fo:font-size="14pt" fo:font-weight="bold" officeooo:rsid="001eaca7" officeooo:paragraph-rsid="001eaca7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fo:font-size="14pt" fo:font-weight="bold" officeooo:rsid="0026d67c" officeooo:paragraph-rsid="0026d67c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font-size="14pt" fo:font-weight="bold" officeooo:rsid="0024e7d0" officeooo:paragraph-rsid="0026d67c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fo:font-size="14pt" fo:font-weight="bold" officeooo:rsid="0026d67c" officeooo:paragraph-rsid="0026d67c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text-properties officeooo:rsid="001edfda" officeooo:paragraph-rsid="001edfda"/>
    </style:style>
    <style:style style:name="P18" style:family="paragraph" style:parent-style-name="Standard" style:list-style-name="L1">
      <style:text-properties fo:font-size="13pt" fo:font-weight="bold" officeooo:rsid="001eaca7" officeooo:paragraph-rsid="001eaca7" style:font-size-asian="13pt" style:font-weight-asian="bold" style:font-size-complex="13pt" style:font-weight-complex="bold"/>
    </style:style>
    <style:style style:name="P19" style:family="paragraph" style:parent-style-name="Standard" style:list-style-name="L1">
      <style:text-properties fo:font-size="13pt" fo:font-weight="bold" officeooo:rsid="00220f89" officeooo:paragraph-rsid="00220f89" style:font-size-asian="13pt" style:font-weight-asian="bold" style:font-size-complex="13pt" style:font-weight-complex="bold"/>
    </style:style>
    <style:style style:name="P20" style:family="paragraph" style:parent-style-name="Standard" style:list-style-name="L1">
      <style:text-properties fo:font-size="13pt" fo:font-weight="bold" officeooo:rsid="0029aa75" officeooo:paragraph-rsid="002d2d9e" style:font-size-asian="13pt" style:font-weight-asian="bold" style:font-size-complex="13pt" style:font-weight-complex="bold"/>
    </style:style>
    <style:style style:name="P21" style:family="paragraph" style:parent-style-name="Standard" style:list-style-name="L1">
      <style:text-properties fo:font-size="13pt" fo:font-weight="bold" officeooo:rsid="002d2d9e" officeooo:paragraph-rsid="002de97d" style:font-size-asian="13pt" style:font-weight-asian="bold" style:font-size-complex="13pt" style:font-weight-complex="bold"/>
    </style:style>
    <style:style style:name="P22" style:family="paragraph" style:parent-style-name="Standard" style:list-style-name="L1">
      <style:text-properties fo:font-size="13pt" fo:font-weight="bold" officeooo:rsid="00206fae" officeooo:paragraph-rsid="00206fae" style:font-size-asian="11.3500003814697pt" style:font-weight-asian="bold" style:font-size-complex="13pt" style:font-weight-complex="bold"/>
    </style:style>
    <style:style style:name="P23" style:family="paragraph" style:parent-style-name="Standard" style:list-style-name="L1">
      <style:text-properties fo:font-size="13pt" fo:font-weight="bold" officeooo:rsid="0029aa75" officeooo:paragraph-rsid="002d2d9e" style:font-size-asian="11.3500003814697pt" style:font-weight-asian="bold" style:font-size-complex="13pt" style:font-weight-complex="bold"/>
    </style:style>
    <style:style style:name="P24" style:family="paragraph" style:parent-style-name="Standard" style:list-style-name="L1">
      <style:text-properties fo:font-size="13pt" fo:font-weight="bold" officeooo:rsid="002b5fcd" officeooo:paragraph-rsid="002b5fcd" style:font-size-asian="11.3500003814697pt" style:font-weight-asian="bold" style:font-size-complex="13pt" style:font-weight-complex="bold"/>
    </style:style>
    <style:style style:name="P25" style:family="paragraph" style:parent-style-name="Standard" style:list-style-name="L1">
      <style:text-properties fo:font-size="13pt" fo:font-weight="normal" officeooo:rsid="002de97d" officeooo:paragraph-rsid="002de97d" style:font-size-asian="13pt" style:font-weight-asian="normal" style:font-size-complex="13pt" style:font-weight-complex="normal"/>
    </style:style>
    <style:style style:name="P26" style:family="paragraph" style:parent-style-name="Standard" style:list-style-name="L1">
      <style:text-properties fo:font-size="13pt" fo:font-weight="normal" officeooo:rsid="002de97d" officeooo:paragraph-rsid="002f6573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3pt" fo:font-weight="normal" officeooo:rsid="002de97d" officeooo:paragraph-rsid="002de97d" style:font-size-asian="13pt" style:font-weight-asian="normal" style:font-size-complex="13pt" style:font-weight-complex="normal"/>
    </style:style>
    <style:style style:name="P28" style:family="paragraph" style:parent-style-name="Standard" style:list-style-name="L1">
      <style:text-properties fo:font-size="13pt" fo:font-weight="normal" officeooo:rsid="002d2d9e" officeooo:paragraph-rsid="002de97d" style:font-size-asian="13pt" style:font-weight-asian="normal" style:font-size-complex="13pt" style:font-weight-complex="normal"/>
    </style:style>
    <style:style style:name="P29" style:family="paragraph" style:parent-style-name="Standard" style:list-style-name="L1">
      <style:text-properties officeooo:rsid="001eaca7" officeooo:paragraph-rsid="001eaca7"/>
    </style:style>
    <style:style style:name="P30" style:family="paragraph" style:parent-style-name="Standard" style:list-style-name="L1">
      <style:text-properties fo:font-weight="bold" officeooo:rsid="00220f89" officeooo:paragraph-rsid="00220f89" style:font-weight-asian="bold" style:font-weight-complex="bold"/>
    </style:style>
    <style:style style:name="P31" style:family="paragraph" style:parent-style-name="Standard" style:list-style-name="L1">
      <style:text-properties fo:font-weight="bold" officeooo:rsid="00220f89" officeooo:paragraph-rsid="0024997d" style:font-weight-asian="bold" style:font-weight-complex="bold"/>
    </style:style>
    <style:style style:name="P32" style:family="paragraph" style:parent-style-name="Standard" style:list-style-name="L1">
      <style:text-properties fo:font-weight="bold" officeooo:rsid="001eaca7" officeooo:paragraph-rsid="001eaca7" style:font-weight-asian="bold" style:font-weight-complex="bold"/>
    </style:style>
    <style:style style:name="P33" style:family="paragraph" style:parent-style-name="Standard" style:list-style-name="L1">
      <style:text-properties fo:font-weight="bold" officeooo:rsid="001edfda" officeooo:paragraph-rsid="001edfda" style:font-weight-asian="bold" style:font-weight-complex="bold"/>
    </style:style>
    <style:style style:name="P34" style:family="paragraph" style:parent-style-name="Standard" style:list-style-name="L1">
      <style:text-properties fo:font-weight="bold" officeooo:rsid="00206fae" officeooo:paragraph-rsid="00206fae" style:font-weight-asian="bold" style:font-weight-complex="bold"/>
    </style:style>
    <style:style style:name="P35" style:family="paragraph" style:parent-style-name="Standard" style:list-style-name="L2">
      <style:text-properties fo:color="#ff0000" fo:font-weight="bold" officeooo:rsid="00220f89" officeooo:paragraph-rsid="0027fafa" style:font-weight-asian="bold" style:font-weight-complex="bold"/>
    </style:style>
    <style:style style:name="P36" style:family="paragraph" style:parent-style-name="Standard" style:list-style-name="L2">
      <style:text-properties fo:color="#ff0000" fo:font-weight="normal" officeooo:rsid="0023184b" officeooo:paragraph-rsid="0027fafa" style:font-weight-asian="normal" style:font-weight-complex="normal"/>
    </style:style>
    <style:style style:name="P37" style:family="paragraph" style:parent-style-name="Standard" style:list-style-name="L1">
      <style:text-properties fo:color="#000000" fo:font-weight="bold" officeooo:rsid="00220f89" officeooo:paragraph-rsid="00220f89" style:font-weight-asian="bold" style:font-weight-complex="bold"/>
    </style:style>
    <style:style style:name="P38" style:family="paragraph" style:parent-style-name="Standard" style:list-style-name="L1">
      <style:text-properties fo:color="#000000" fo:font-weight="bold" officeooo:rsid="0027fafa" officeooo:paragraph-rsid="0027fafa" style:font-weight-asian="bold" style:font-weight-complex="bold"/>
    </style:style>
    <style:style style:name="P39" style:family="paragraph" style:parent-style-name="Standard" style:list-style-name="L1">
      <style:text-properties fo:color="#000000" fo:font-size="14pt" fo:language="en" fo:country="US" fo:font-weight="bold" officeooo:rsid="0024e7d0" officeooo:paragraph-rsid="0024e7d0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text-properties fo:color="#000000" fo:font-size="14pt" fo:language="en" fo:country="US" fo:font-style="normal" fo:font-weight="bold" officeooo:rsid="0026d67c" officeooo:paragraph-rsid="0026d67c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42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3pt" style:font-style-asian="normal" style:font-weight-asian="bold" style:font-size-complex="13pt" style:font-style-complex="normal" style:font-weight-complex="bold"/>
    </style:style>
    <style:style style:name="P43" style:family="paragraph" style:parent-style-name="Standard" style:list-style-name="L1">
      <style:text-properties fo:color="#000000" fo:font-size="13pt" fo:language="en" fo:country="US" fo:font-style="normal" fo:font-weight="normal" officeooo:rsid="0027fafa" officeooo:paragraph-rsid="0027fafa" style:font-size-asian="11.3500003814697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 style:list-style-name="L1">
      <style:text-properties fo:color="#000000" fo:font-size="13pt" fo:language="en" fo:country="US" fo:font-style="normal" fo:font-weight="normal" officeooo:rsid="0028bb78" officeooo:paragraph-rsid="0028bb78" style:font-size-asian="11.3500003814697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 style:list-style-name="L1">
      <style:text-properties fo:color="#000000" fo:font-size="13pt" fo:language="en" fo:country="US" fo:font-style="normal" fo:font-weight="normal" officeooo:rsid="0029aa75" officeooo:paragraph-rsid="0029aa75" style:font-size-asian="11.3500003814697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 style:list-style-name="L1">
      <style:text-properties fo:color="#000000" fo:font-size="13pt" fo:language="en" fo:country="US" fo:font-style="normal" fo:font-weight="normal" officeooo:rsid="002b5de0" officeooo:paragraph-rsid="002b5de0" style:font-size-asian="11.3500003814697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 style:list-style-name="L1">
      <style:text-properties fo:color="#000000" fo:font-size="13pt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48" style:family="paragraph" style:parent-style-name="Standard" style:list-style-name="L1">
      <style:text-properties fo:color="#000000" fo:font-size="13pt" fo:font-style="normal" fo:font-weight="bold" officeooo:rsid="0028bb78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Standard" style:list-style-name="L1">
      <style:text-properties fo:color="#000000" fo:font-size="13pt" fo:font-style="normal" fo:font-weight="bold" officeooo:rsid="0029aa75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50" style:family="paragraph" style:parent-style-name="Standard" style:list-style-name="L1">
      <style:text-properties fo:font-weight="normal" officeooo:rsid="0024997d" officeooo:paragraph-rsid="0024997d" style:font-weight-asian="normal" style:font-weight-complex="normal"/>
    </style:style>
    <style:style style:name="P51" style:family="paragraph" style:parent-style-name="Standard" style:list-style-name="L3">
      <style:text-properties fo:font-weight="normal" officeooo:rsid="0024997d" officeooo:paragraph-rsid="0024e7d0" style:font-weight-asian="normal" style:font-weight-complex="normal"/>
    </style:style>
    <style:style style:name="P52" style:family="paragraph" style:parent-style-name="Standard" style:list-style-name="L3">
      <style:text-properties officeooo:paragraph-rsid="0024e7d0"/>
    </style:style>
    <style:style style:name="P53" style:family="paragraph" style:parent-style-name="Standard" style:list-style-name="L1">
      <style:text-properties fo:font-size="12pt" fo:font-weight="normal" officeooo:rsid="0026d67c" officeooo:paragraph-rsid="0026d67c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style:text-properties fo:font-size="12pt" fo:language="en" fo:country="US" fo:font-weight="normal" officeooo:rsid="0026d67c" officeooo:paragraph-rsid="0026d67c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text-properties fo:font-size="12pt" fo:font-weight="bold" officeooo:rsid="0026d67c" officeooo:paragraph-rsid="0026d67c" style:font-size-asian="10.5pt" style:font-weight-asian="bold" style:font-size-complex="12pt" style:font-weight-complex="bold"/>
    </style:style>
    <style:style style:name="P56" style:family="paragraph" style:parent-style-name="Standard" style:list-style-name="L1">
      <style:text-properties officeooo:rsid="0029aa75" officeooo:paragraph-rsid="0029aa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184b" style:font-weight-asian="normal" style:font-weight-complex="normal"/>
    </style:style>
    <style:style style:name="T4" style:family="text">
      <style:text-properties fo:font-weight="normal" officeooo:rsid="0023a0ae" style:font-weight-asian="normal" style:font-weight-complex="normal"/>
    </style:style>
    <style:style style:name="T5" style:family="text">
      <style:text-properties fo:font-weight="normal" officeooo:rsid="0024997d" style:font-weight-asian="normal" style:font-weight-complex="normal"/>
    </style:style>
    <style:style style:name="T6" style:family="text">
      <style:text-properties fo:font-weight="normal" officeooo:rsid="0024e7d0" style:font-weight-asian="normal" style:font-weight-complex="normal"/>
    </style:style>
    <style:style style:name="T7" style:family="text">
      <style:text-properties fo:font-weight="normal" officeooo:rsid="0027fafa" style:font-weight-asian="normal" style:font-weight-complex="normal"/>
    </style:style>
    <style:style style:name="T8" style:family="text">
      <style:text-properties fo:font-weight="normal" officeooo:rsid="002d2d9e" style:font-weight-asian="normal" style:font-weight-complex="normal"/>
    </style:style>
    <style:style style:name="T9" style:family="text">
      <style:text-properties fo:font-weight="normal" officeooo:rsid="0026d67c" style:font-weight-asian="normal" style:font-weight-complex="normal"/>
    </style:style>
    <style:style style:name="T10" style:family="text">
      <style:text-properties officeooo:rsid="00220f89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24997d" style:font-size-asian="13pt" style:font-size-complex="13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26d67c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26d67c" style:font-size-asian="14pt" style:font-weight-asian="normal" style:font-size-complex="14pt" style:font-weight-complex="normal"/>
    </style:style>
    <style:style style:name="T17" style:family="text">
      <style:text-properties fo:color="#0000ff"/>
    </style:style>
    <style:style style:name="T18" style:family="text">
      <style:text-properties fo:color="#0000ff" fo:font-weight="normal" style:font-weight-asian="normal" style:font-weight-complex="normal"/>
    </style:style>
    <style:style style:name="T19" style:family="text">
      <style:text-properties fo:color="#ff0000"/>
    </style:style>
    <style:style style:name="T20" style:family="text">
      <style:text-properties fo:color="#ff0000" fo:language="en" fo:country="US" fo:font-weight="normal" style:font-weight-asian="normal" style:font-weight-complex="normal"/>
    </style:style>
    <style:style style:name="T21" style:family="text">
      <style:text-properties officeooo:rsid="0023a0ae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029aa75" style:font-weight-asian="normal" style:font-weight-complex="normal"/>
    </style:style>
    <style:style style:name="T27" style:family="text">
      <style:text-properties fo:language="en" fo:country="US" fo:font-weight="normal" style:font-size-asian="13pt" style:font-weight-asian="normal" style:font-weight-complex="normal"/>
    </style:style>
    <style:style style:name="T28" style:family="text">
      <style:text-properties fo:language="en" fo:country="US" fo:font-weight="normal" officeooo:rsid="0029aa75" style:font-size-asian="13pt" style:font-weight-asian="normal" style:font-weight-complex="normal"/>
    </style:style>
    <style:style style:name="T29" style:family="text">
      <style:text-properties fo:language="en" fo:country="US" officeooo:rsid="0027fafa"/>
    </style:style>
    <style:style style:name="T30" style:family="text">
      <style:text-properties fo:language="en" fo:country="US" officeooo:rsid="002d2d9e"/>
    </style:style>
    <style:style style:name="T31" style:family="text">
      <style:text-properties fo:color="#000000" fo:language="en" fo:country="US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fo:language="en" fo:country="US" fo:font-style="normal" style:font-style-asian="normal" style:font-style-complex="normal"/>
    </style:style>
    <style:style style:name="T33" style:family="text">
      <style:text-properties fo:color="#000000" fo:font-size="13pt" fo:language="en" fo:country="US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34" style:family="text">
      <style:text-properties fo:color="#000000" fo:font-size="13pt" fo:language="en" fo:country="US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35" style:family="text">
      <style:text-properties fo:color="#000000" fo:font-size="13pt" fo:language="en" fo:country="US" fo:font-style="normal" fo:font-weight="normal" officeooo:rsid="0029aa75" style:font-size-asian="11.3500003814697pt" style:font-style-asian="normal" style:font-weight-asian="normal" style:font-size-complex="13pt" style:font-style-complex="normal" style:font-weight-complex="normal"/>
    </style:style>
    <style:style style:name="T36" style:family="text">
      <style:text-properties fo:color="#000000" fo:font-size="13pt" fo:language="en" fo:country="US" fo:font-style="normal" fo:font-weight="normal" officeooo:rsid="0028bb78" style:font-size-asian="11.3500003814697pt" style:font-style-asian="normal" style:font-weight-asian="normal" style:font-size-complex="13pt" style:font-style-complex="normal" style:font-weight-complex="normal"/>
    </style:style>
    <style:style style:name="T37" style:family="text">
      <style:text-properties fo:color="#006600" fo:language="en" fo:country="US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6600" fo:font-style="italic" style:font-style-asian="italic" style:font-style-complex="italic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officeooo:rsid="0027fafa"/>
    </style:style>
    <style:style style:name="T41" style:family="text">
      <style:text-properties officeooo:rsid="002b5de0"/>
    </style:style>
    <style:style style:name="T42" style:family="text">
      <style:text-properties officeooo:rsid="002d2d9e"/>
    </style:style>
    <style:style style:name="T43" style:family="text">
      <style:text-properties officeooo:rsid="002de97d"/>
    </style:style>
    <style:style style:name="T44" style:family="text">
      <style:text-properties fo:color="#007826"/>
    </style:style>
    <style:style style:name="T45" style:family="text">
      <style:text-properties fo:color="#00ff66"/>
    </style:style>
    <style:style style:name="T46" style:family="text">
      <style:text-properties fo:color="#00cc33"/>
    </style:style>
    <style:style style:name="T47" style:family="text">
      <style:text-properties officeooo:rsid="002f657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list xml:id="list1113754981232088710" text:style-name="L1">
        <text:list-item>
          <text:p text:style-name="P8">Introduction</text:p>
          <text:list>
            <text:list-item>
              <text:p text:style-name="P10"><text:span text:style-name="T15">Purpose</text:span><text:span text:style-name="T1"> </text:span>– Describe functional specification of PerFin. To describe technologies used in the project. </text:p>
            </text:list-item>
            <text:list-item>
              <text:p text:style-name="P11"><text:span text:style-name="T1">Scope</text:span> <text:s/></text:p>
              <text:list>
                <text:list-item>
                  <text:p text:style-name="P10">Product name – Personal Finance or PerFin</text:p>
                </text:list-item>
                <text:list-item>
                  <text:p text:style-name="P10">Basic description - <text:s/>Manage the day to day accounting. Keep and present stats for various accounting categories and for various period.</text:p>
                </text:list-item>
                <text:list-item>
                  <text:p text:style-name="P17">Scope – for personal use</text:p>
                </text:list-item>
              </text:list>
            </text:list-item>
            <text:list-item>
              <text:p text:style-name="P12"><text:span text:style-name="T1">Definitions, Acronyms, Abbreviations</text:span> </text:p>
              <text:list>
                <text:list-item>
                  <text:p text:style-name="P18">Definitions</text:p>
                  <text:list>
                    <text:list-item>
                      <text:p text:style-name="P29">income statement/statement – incomes and expenses </text:p>
                    </text:list-item>
                    <text:list-item>
                      <text:p text:style-name="P29">daily income statement – incomes and expenses for given day</text:p>
                    </text:list-item>
                    <text:list-item>
                      <text:p text:style-name="P29">income statement period – a period of daily income statements with a start and end date. Usually a period duration is from salary to salary or roughly one month.</text:p>
                    </text:list-item>
                    <text:list-item>
                      <text:p text:style-name="P29">statement category – a distinct set of goods or services</text:p>
                    </text:list-item>
                    <text:list-item>
                      <text:p text:style-name="P29">subcategory – a subset of goods and services within given category</text:p>
                    </text:list-item>
                    <text:list-item>
                      <text:p text:style-name="P29">total – the total incomes/expenses for given category/subcategory </text:p>
                    </text:list-item>
                  </text:list>
                </text:list-item>
                <text:list-item>
                  <text:p text:style-name="P18">Acronyms</text:p>
                  <text:list>
                    <text:list-item>
                      <text:p text:style-name="P29"><text:span text:style-name="T1">PerFin</text:span> – Personal Finance <text:span text:style-name="T10">app</text:span></text:p>
                    </text:list-item>
                  </text:list>
                </text:list-item>
                <text:list-item>
                  <text:p text:style-name="P18">Abbreviations</text:p>
                  <text:list>
                    <text:list-item>
                      <text:p text:style-name="P30"><text:span text:style-name="T17">TBD </text:span>– to be defined… - shows that requirements are not defined or not clear enough?</text:p>
                    </text:list-item>
                  </text:list>
                </text:list-item>
              </text:list>
            </text:list-item>
            <text:list-item>
              <text:p text:style-name="P13">References</text:p>
            </text:list-item>
            <text:list-item>
              <text:p text:style-name="P32"><text:span text:style-name="T13">Overview </text:span>– <text:span text:style-name="T2">The rest of the document contains functional description of PerFin</text:span></text:p>
            </text:list-item>
          </text:list>
        </text:list-item>
      </text:list>
      <text:p text:style-name="P4"/>
      <text:list xml:id="list230604925113360" text:continue-numbering="true" text:style-name="L1">
        <text:list-item>
          <text:p text:style-name="P9">General Description</text:p>
          <text:list>
            <text:list-item>
              <text:p text:style-name="P33"><text:span text:style-name="T13">Product perspective </text:span>– <text:span text:style-name="T2">the intention is to transform existing excel process into app with ability to sync between devices</text:span></text:p>
            </text:list-item>
          </text:list>
        </text:list-item>
      </text:list>
      <text:p text:style-name="P5"/>
      <text:list xml:id="list230604910178753" text:continue-numbering="true" text:style-name="L1">
        <text:list-item>
          <text:p text:style-name="P33"><text:span text:style-name="T2"><text:s/></text:span><text:span text:style-name="T39">Specific Requirements</text:span></text:p>
          <text:list>
            <text:list-item>
              <text:p text:style-name="P14">User Interfaces</text:p>
              <text:list>
                <text:list-item>
                  <text:p text:style-name="P19">Common views</text:p>
                  <text:list>
                    <text:list-item>
                      <text:p text:style-name="P30"><text:span text:style-name="T11">Main menu</text:span><text:span text:style-name="T13">.</text:span> Consists of:</text:p>
                      <text:list>
                        <text:list-item>
                          <text:p text:style-name="P30">“Go Home” tab<text:span text:style-name="T2"> – A link that when clicked returns to the “Totals” of home view</text:span></text:p>
                        </text:list-item>
                        <text:list-item>
                          <text:p text:style-name="P30">“Find income statement period” - <text:span text:style-name="T2">a drop-down/search/whole view tab for searching statements periods. </text:span><text:span text:style-name="T18">TB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35117692564113440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5"><text:span text:style-name="T2">Q: </text:span><text:span text:style-name="T3">Should this tab open new view or it is like input field?</text:span></text:p>
                          <text:p text:style-name="P36">Q: What are searching criteria?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0604916469587" text:continue-list="list23060491017875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“<text:span text:style-name="T40">Create Statement Period</text:span>”<text:span text:style-name="T2"> - </text:span><text:span text:style-name="T7">button</text:span></text:p>
                        </text:list-item>
                        <text:list-item>
                          <text:p text:style-name="P38"><text:soft-page-break/>“End period” - <text:span text:style-name="T2">button</text:span></text:p>
                        </text:list-item>
                      </text:list>
                    </text:list-item>
                    <text:list-item>
                      <text:p text:style-name="P39"><text:span text:style-name="T11">Statement period menu</text:span> – <text:span text:style-name="T23">Tab-based horizontal. Default tab is “Totals” - this is the “Home View”.</text:span> <text:span text:style-name="T22">Consists of Category tabs. Each tab opens category view.</text:span></text:p>
                    </text:list-item>
                    <text:list-item>
                      <text:p text:style-name="P39"><text:span text:style-name="T11">Category menu</text:span> – <text:span text:style-name="T23">Tab-based with “category totals” tab as default. Subcategories <text:tab/>in given category are in tabs.</text:span></text:p>
                    </text:list-item>
                  </text:list>
                </text:list-item>
                <text:list-item>
                  <text:p text:style-name="P22">Views</text:p>
                  <text:list>
                    <text:list-item>
                      <text:p text:style-name="P34"><text:span text:style-name="T11">Login View </text:span>– n/a</text:p>
                    </text:list-item>
                    <text:list-item>
                      <text:p text:style-name="P34"><text:span text:style-name="T11">Home View </text:span>– <text:span text:style-name="T2">Shows the “Totals” view in the current income statement period</text:span></text:p>
                      <text:list>
                        <text:list-item>
                          <text:p text:style-name="P31"><text:span text:style-name="T2">Has tabular </text:span><text:span text:style-name="T6">horizontal</text:span><text:span text:style-name="T2"> menu of the categories for the current statement period</text:span>. <text:span text:style-name="T4">When category is clicked a “</text:span><text:span text:style-name="T21">Category totals</text:span><text:span text:style-name="T4">” view displays.</text:span></text:p>
                        </text:list-item>
                        <text:list-item>
                          <text:p text:style-name="P50">Displays two subsections separated by vertical line and read-only total field, separated from sections with horizontal li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40136335717417486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2"><text:span text:style-name="T5">Income section</text:span><text:span text:style-name="T4"> – </text:span><text:span text:style-name="T5">has the following</text:span><text:span text:style-name="T4"> </text:span><text:span text:style-name="T5">editable input fields:</text:span></text:p>
                          <text:list>
                            <text:list-item>
                              <text:p text:style-name="P51">Salary</text:p>
                            </text:list-item>
                            <text:list-item>
                              <text:p text:style-name="P51">Other income</text:p>
                            </text:list-item>
                          </text:list>
                        </text:list-item>
                        <text:list-item>
                          <text:p text:style-name="P51">Expenses section – Is single read-only fiel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0605084956352" text:continue-list="list230604916469587" text:style-name="L1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12">C</text:span><text:span text:style-name="T11">ategory View</text:span> – <text:span text:style-name="T2">shows “category totals” - </text:span></text:p>
                      <text:list>
                        <text:list-item>
                          <text:p text:style-name="P53">A table, consisting of the following columns:</text:p>
                          <text:list>
                            <text:list-item>
                              <text:p text:style-name="P53"><text:s/>date</text:p>
                            </text:list-item>
                            <text:list-item>
                              <text:p text:style-name="P53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<text:tab/><text:tab/></text:span><text:span text:style-name="T20">Q: How should be “add/edit” buttons displayed?</text:span></text:p>
      <text:list xml:id="list23060558028088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A tabular horizontal menu with the subcategories</text:p>
                        </text:list-item>
                      </text:list>
                    </text:list-item>
                    <text:list-item>
                      <text:p text:style-name="P16"><text:span text:style-name="T11">Subcategory view</text:span> –<text:span text:style-name="T2"> </text:span><text:span text:style-name="T25">show subcategory statements</text:span></text:p>
                      <text:list>
                        <text:list-item>
                          <text:p text:style-name="P54">A table consisting of:</text:p>
                          <text:list>
                            <text:list-item>
                              <text:p text:style-name="P54">date</text:p>
                            </text:list-item>
                            <text:list-item>
                              <text:p text:style-name="P54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5"><text:span text:style-name="T25"><text:s/></text:span><text:span text:style-name="T37">Note: Different categories/subcategories tables might be in different colors</text:span></text:p>
            </text:list-item>
          </text:list>
        </text:list-item>
      </text:list>
      <text:p text:style-name="P3"/>
      <text:list xml:id="list230604336903266" text:continue-numbering="true" text:style-name="L1">
        <text:list-item>
          <text:list>
            <text:list-item>
              <text:p text:style-name="P40">Functional requirements</text:p>
              <text:list>
                <text:list-item>
                  <text:p text:style-name="P41">Creating new income statement period</text:p>
                  <text:list>
                    <text:list-item>
                      <text:p text:style-name="P47"><text:span text:style-name="T30">Description</text:span><text:span text:style-name="T24"> – </text:span><text:span text:style-name="T27">creating new period consists of selecting start Date or ending current period </text:span><text:span text:style-name="T28">or first time creation</text:span></text:p>
                    </text:list-item>
                    <text:list-item>
                      <text:p text:style-name="P42">Spec </text:p>
                      <text:list>
                        <text:list-item>
                          <text:list>
                            <text:list-item>
                              <text:p text:style-name="P43">Selecting start date:</text:p>
                              <text:list>
                                <text:list-item>
                                  <text:p text:style-name="P44">Open category/subcategory view </text:p>
                                </text:list-item>
                                <text:list-item>
                                  <text:p text:style-name="P48"><text:span text:style-name="T25">Click on specific date→ button “</text:span><text:span text:style-name="T29">Create Statement Period</text:span><text:span text:style-name="T25">” becomes clickable</text:span><text:span text:style-name="T24"> </text:span><text:span text:style-name="T26">if:</text:span></text:p>
                                  <text:list>
                                    <text:list-item>
                                      <text:p text:style-name="P45">date is from current period</text:p>
                                    </text:list-item>
                                    <text:list-item>
                                      <text:p text:style-name="P7"><text:span text:style-name="T35">date is not start date</text:span><text:span text:style-name="T36"> 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6"><text:span text:style-name="T36">C</text:span><text:span text:style-name="T34">lick on “</text:span><text:span text:style-name="T33">Create Statement Period</text:span><text:span text:style-name="T34">” confirmation dialog appears</text:span></text:p>
                                </text:list-item>
                                <text:list-item>
                                  <text:p text:style-name="P43">Previous date becomes previous period end date</text:p>
                                </text:list-item>
                                <text:list-item>
                                  <text:p text:style-name="P45">New period “Totals” view is displ<text:span text:style-name="T41">a</text:span>yed</text:p>
                                </text:list-item>
                              </text:list>
                            </text:list-item>
                            <text:list-item>
                              <text:p text:style-name="P45"><text:soft-page-break/>Ending current period</text:p>
                            </text:list-item>
                            <text:list-item>
                              <text:p text:style-name="P46">Creating first statement period – when no periods exist, the “create statement period” button is available. Clicking it creates new period with starting date the current date</text:p>
                              <text:list>
                                <text:list-item>
                                  <text:p text:style-name="P49"><text:span text:style-name="T25">Click “</text:span><text:span text:style-name="T24">End Current period</text:span><text:span text:style-name="T25">” directly → current date(today) becomes end date of current period and tomorrow becomes start date of new period</text:span></text:p>
                                </text:list-item>
                                <text:list-item>
                                  <text:p text:style-name="P45">Through category view</text:p>
                                  <text:list>
                                    <text:list-item>
                                      <text:p text:style-name="P45">Open category/subcategory</text:p>
                                    </text:list-item>
                                    <text:list-item>
                                      <text:p text:style-name="P49"><text:span text:style-name="T25">click on date to select it → <text:s/>“</text:span><text:span text:style-name="T24">End Current period</text:span><text:span text:style-name="T25">” becomes clickable if selected date is from current period</text:span></text:p>
                                    </text:list-item>
                                    <text:list-item>
                                      <text:p text:style-name="P23"><text:span text:style-name="T31">click “</text:span><text:span text:style-name="T32">End current period</text:span><text:span text:style-name="T31">” <text:s/>→ confirmation appears. When confirmed selected date becomes end date of previous period and next date becomes start date of next period. All existing dates after start date are transferred</text:span><text:span text:style-name="T16"><text:tab/><text:tab/>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<text:span text:style-name="T42">Editing statement period</text:span></text:p>
                  <text:list>
                    <text:list-item>
                      <text:p text:style-name="P20"><text:span text:style-name="T42">Description</text:span><text:span text:style-name="T8"> – Clicking on “edit” button of given statement period day </text:span><text:span text:style-name="T8">opens dialog with the value in “Money spent” cell</text:span></text:p>
                    </text:list-item>
                    <text:list-item>
                      <text:p text:style-name="P21">Spec</text:p>
                      <text:list>
                        <text:list-item>
                          <text:p text:style-name="P28"><text:span text:style-name="T43">Editing statement period in “Monthly Totals” <text:s/>or category 'totals' view is not possible</text:span> </text:p>
                        </text:list-item>
                        <text:list-item>
                          <text:p text:style-name="P25"><text:span text:style-name="T47">I</text:span>n category totals – <text:span text:style-name="T47">the 'edit' button is not visib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><text:span text:style-name="T19"><text:tab/><text:tab/><text:tab/>Q: Does saving input should also save input in the database?</text:span><text:span text:style-name="T46"> -Yes</text:span></text:p>
      <text:list xml:id="list23060509151992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Editing the statement in subcategory</text:p>
                          <text:list>
                            <text:list-item>
                              <text:p text:style-name="P25">The Modal window is identical to previous:</text:p>
                              <text:list>
                                <text:list-item>
                                  <text:p text:style-name="P26">Input field with the current value<text:tab/><text:tab/><text:span text:style-name="T44"><text:tab/><text:tab/></text:span></text:p>
                                </text:list-item>
                                <text:list-item>
                                  <text:p text:style-name="P26">Confirm button</text:p>
                                </text:list-item>
                                <text:list-item>
                                  <text:p text:style-name="P26">Close button</text:p>
                                </text:list-item>
                              </text:list>
                            </text:list-item>
                            <text:list-item>
                              <text:p text:style-name="P25">Saving input – as previous</text:p>
                            </text:list-item>
                            <text:list-item>
                              <text:p text:style-name="P25"/>
                            </text:list-item>
                            <text:list-item>
                              <text:p text:style-name="P25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><text:span text:style-name="T38"><text:tab/><text:tab/><text:tab/><text:tab/></text:span></text:p>
      <text:list xml:id="list230606245916828" text:continue-numbering="true" text:style-name="L1">
        <text:list-item>
          <text:list>
            <text:list-item>
              <text:p text:style-name="P24"><text:span text:style-name="T14">T</text:span><text:span text:style-name="T13">echnical requirements</text:span></text:p>
              <text:list>
                <text:list-item>
                  <text:p text:style-name="P24"><text:span text:style-name="T13">Frontend</text:span></text:p>
                  <text:list>
                    <text:list-item>
                      <text:p text:style-name="P24">Use React as rendering library</text:p>
                      <text:list>
                        <text:list-item>
                          <text:p text:style-name="P24">use JSX syntax</text:p>
                        </text:list-item>
                        <text:list-item>
                          <text:p text:style-name="P24">use ES6</text:p>
                        </text:list-item>
                        <text:list-item>
                          <text:p text:style-name="P24">use React-bootstrap</text:p>
                        </text:list-item>
                        <text:list-item>
                          <text:p text:style-name="P24">use fetch() for AJA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Personal Finance SRS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00:21:18.314000000</meta:creation-date>
    <dc:date>2016-03-29T23:06:04.001000000</dc:date>
    <meta:editing-duration>P5DT5H49M57S</meta:editing-duration>
    <meta:editing-cycles>14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96" meta:word-count="775" meta:character-count="4709" meta:non-whitespace-character-count="4056"/>
  </office:meta>
</office:document-meta>
</file>